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Text_20_body">
      <style:text-properties officeooo:paragraph-rsid="00401811"/>
    </style:style>
    <style:style style:name="P4" style:family="paragraph" style:parent-style-name="Text_20_body">
      <style:text-properties officeooo:paragraph-rsid="00479705"/>
    </style:style>
    <style:style style:name="P5" style:family="paragraph" style:parent-style-name="Text_20_body">
      <style:text-properties officeooo:rsid="00417862" officeooo:paragraph-rsid="004bd1af"/>
    </style:style>
    <style:style style:name="P6" style:family="paragraph" style:parent-style-name="Text_20_body">
      <style:text-properties officeooo:paragraph-rsid="0067acab"/>
    </style:style>
    <style:style style:name="P7" style:family="paragraph" style:parent-style-name="Text_20_body">
      <style:text-properties officeooo:rsid="00764d26" officeooo:paragraph-rsid="00764d26"/>
    </style:style>
    <style:style style:name="P8" style:family="paragraph" style:parent-style-name="Standard">
      <style:text-properties officeooo:rsid="0019c058" officeooo:paragraph-rsid="0019c058"/>
    </style:style>
    <style:style style:name="P9" style:family="paragraph" style:parent-style-name="Standard">
      <style:text-properties officeooo:rsid="0033431b" officeooo:paragraph-rsid="0033431b"/>
    </style:style>
    <style:style style:name="P10" style:family="paragraph" style:parent-style-name="Standard">
      <style:text-properties style:font-name="Liberation Serif"/>
    </style:style>
    <style:style style:name="P11" style:family="paragraph" style:parent-style-name="Text_20_body">
      <style:paragraph-properties fo:margin-top="0.101cm" fo:margin-bottom="0.347cm" loext:contextual-spacing="false" fo:line-height="100%"/>
      <style:text-properties officeooo:rsid="005266a8" officeooo:paragraph-rsid="00557724"/>
    </style:style>
    <style:style style:name="P12" style:family="paragraph" style:parent-style-name="Text_20_body">
      <style:paragraph-properties fo:margin-left="1.251cm" fo:margin-right="0cm" fo:text-indent="0cm" style:auto-text-indent="false"/>
      <style:text-properties officeooo:rsid="00574067" officeooo:paragraph-rsid="0057cbb0"/>
    </style:style>
    <style:style style:name="P13" style:family="paragraph" style:parent-style-name="Text_20_body">
      <style:paragraph-properties fo:margin-left="1.251cm" fo:margin-right="0cm" fo:text-indent="0cm" style:auto-text-indent="false"/>
      <style:text-properties officeooo:rsid="0057cbb0" officeooo:paragraph-rsid="0057cbb0"/>
    </style:style>
    <style:style style:name="P14"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15" style:family="paragraph" style:parent-style-name="Preformatted_20_Text">
      <style:text-properties fo:font-variant="normal" fo:text-transform="none" fo:color="#212121" style:font-name="Liberation Sans" fo:font-size="18.2000007629395pt" fo:letter-spacing="normal" fo:language="en" fo:country="US" fo:font-style="normal"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16" style:family="paragraph" style:parent-style-name="Preformatted_20_Text">
      <style:text-properties fo:font-variant="normal" fo:text-transform="none" fo:color="#212121" style:font-name="Liberation Sans" fo:font-size="16.1000003814697pt" fo:letter-spacing="normal" fo:language="it" fo:country="IT" fo:font-style="normal" fo:font-weight="bold" officeooo:rsid="0033431b" officeooo:paragraph-rsid="0033431b" style:font-name-asian="Noto Sans CJK SC Regular" style:font-size-asian="16.1000003814697pt" style:font-weight-asian="bold" style:font-name-complex="Lohit Devanagari" style:font-size-complex="16.1000003814697pt" style:font-weight-complex="bold"/>
    </style:style>
    <style:style style:name="P17" style:family="paragraph" style:parent-style-name="Preformatted_20_Text">
      <style:paragraph-properties fo:break-before="page"/>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18" style:family="paragraph" style:parent-style-name="Text_20_body" style:list-style-name="L2">
      <style:text-properties officeooo:paragraph-rsid="0034ef69"/>
    </style:style>
    <style:style style:name="P19" style:family="paragraph" style:parent-style-name="Text_20_body" style:list-style-name="L2">
      <style:text-properties officeooo:rsid="0038d2b6" officeooo:paragraph-rsid="005b7a07"/>
    </style:style>
    <style:style style:name="P20" style:family="paragraph" style:parent-style-name="Text_20_body" style:list-style-name="L4">
      <style:text-properties officeooo:paragraph-rsid="00490180"/>
    </style:style>
    <style:style style:name="P21" style:family="paragraph" style:parent-style-name="Text_20_body" style:list-style-name="L4">
      <style:text-properties officeooo:rsid="00417862" officeooo:paragraph-rsid="00417862"/>
    </style:style>
    <style:style style:name="P22" style:family="paragraph" style:parent-style-name="Text_20_body" style:list-style-name="L4">
      <style:text-properties officeooo:rsid="00417862" officeooo:paragraph-rsid="004178f7"/>
    </style:style>
    <style:style style:name="P23" style:family="paragraph" style:parent-style-name="Text_20_body" style:list-style-name="L5">
      <style:text-properties officeooo:rsid="0067acab" officeooo:paragraph-rsid="0067acab"/>
    </style:style>
    <style:style style:name="P24" style:family="paragraph" style:parent-style-name="Text_20_body" style:list-style-name="L5">
      <style:text-properties officeooo:rsid="0069f94f" officeooo:paragraph-rsid="0069f94f"/>
    </style:style>
    <style:style style:name="P25" style:family="paragraph" style:parent-style-name="Text_20_body">
      <style:text-properties fo:color="#000000" style:font-name="Liberation Serif" fo:font-size="12pt" officeooo:rsid="0069f94f" officeooo:paragraph-rsid="0069f94f" fo:background-color="#e8f2fe" style:font-size-asian="12pt" style:font-size-complex="12pt"/>
    </style:style>
    <style:style style:name="P26" style:family="paragraph" style:parent-style-name="Text_20_body" style:list-style-name="L6">
      <style:text-properties officeooo:rsid="006cd2ea" officeooo:paragraph-rsid="006cd2ea"/>
    </style:style>
    <style:style style:name="P27" style:family="paragraph" style:parent-style-name="Text_20_body" style:list-style-name="L6">
      <style:text-properties officeooo:rsid="006df1fd" officeooo:paragraph-rsid="006df1fd"/>
    </style:style>
    <style:style style:name="P28" style:family="paragraph" style:parent-style-name="Text_20_body" style:list-style-name="L6">
      <style:text-properties officeooo:rsid="006e938f" officeooo:paragraph-rsid="006e938f"/>
    </style:style>
    <style:style style:name="P29" style:family="paragraph" style:parent-style-name="Text_20_body" style:list-style-name="L6">
      <style:text-properties fo:font-weight="bold" officeooo:rsid="006fc417" officeooo:paragraph-rsid="006fc417" style:font-weight-asian="bold" style:font-weight-complex="bold"/>
    </style:style>
    <style:style style:name="P30" style:family="paragraph" style:parent-style-name="Text_20_body" style:list-style-name="L7">
      <style:text-properties officeooo:paragraph-rsid="005f1936"/>
    </style:style>
    <style:style style:name="P31"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f1936"/>
    </style:style>
    <style:style style:name="P32"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6de04"/>
    </style:style>
    <style:style style:name="P33" style:family="paragraph" style:parent-style-name="Text_20_body" style:list-style-name="L3">
      <style:paragraph-properties fo:margin-top="0cm" fo:margin-bottom="0.146cm" loext:contextual-spacing="false"/>
      <style:text-properties officeooo:paragraph-rsid="003e00d4"/>
    </style:style>
    <style:style style:name="P34" style:family="paragraph" style:parent-style-name="Standard" style:list-style-name="L1">
      <style:text-properties officeooo:paragraph-rsid="002f37b1"/>
    </style:style>
    <style:style style:name="P35" style:family="paragraph" style:parent-style-name="Standard" style:list-style-name="L1">
      <style:text-properties officeooo:rsid="0019c058" officeooo:paragraph-rsid="0019c058"/>
    </style:style>
    <style:style style:name="P36" style:family="paragraph" style:parent-style-name="Standard" style:list-style-name="L1">
      <style:text-properties officeooo:rsid="00202ab8" officeooo:paragraph-rsid="00202ab8"/>
    </style:style>
    <style:style style:name="P37" style:family="paragraph" style:parent-style-name="Standard" style:list-style-name="L1">
      <style:text-properties officeooo:rsid="0021646b" officeooo:paragraph-rsid="0021646b"/>
    </style:style>
    <style:style style:name="P38" style:family="paragraph" style:parent-style-name="Standard" style:list-style-name="L1">
      <style:text-properties officeooo:rsid="00203036" officeooo:paragraph-rsid="00203036"/>
    </style:style>
    <style:style style:name="P39" style:family="paragraph" style:parent-style-name="Standard" style:list-style-name="L1">
      <style:text-properties officeooo:rsid="002172ac" officeooo:paragraph-rsid="002172ac"/>
    </style:style>
    <style:style style:name="P40" style:family="paragraph" style:parent-style-name="Standard" style:list-style-name="L1">
      <style:text-properties officeooo:rsid="0027d6a1" officeooo:paragraph-rsid="0027d6a1"/>
    </style:style>
    <style:style style:name="P41" style:family="paragraph" style:parent-style-name="Standard" style:list-style-name="L1">
      <style:text-properties officeooo:rsid="00201a91" officeooo:paragraph-rsid="00201a91"/>
    </style:style>
    <style:style style:name="P42" style:family="paragraph" style:parent-style-name="Standard" style:list-style-name="L1">
      <style:text-properties officeooo:rsid="002461f0" officeooo:paragraph-rsid="002461f0"/>
    </style:style>
    <style:style style:name="P43" style:family="paragraph" style:parent-style-name="Standard" style:list-style-name="L1">
      <style:text-properties officeooo:rsid="0033431b" officeooo:paragraph-rsid="0033431b"/>
    </style:style>
    <style:style style:name="P44" style:family="paragraph" style:parent-style-name="Standard" style:list-style-name="L6"/>
    <style:style style:name="P45" style:family="paragraph" style:parent-style-name="Standard" style:list-style-name="L6">
      <style:text-properties fo:color="#000000" style:font-name="Liberation Serif" fo:font-size="12pt" style:font-size-asian="12pt" style:font-size-complex="12pt"/>
    </style:style>
    <style:style style:name="P46" style:family="paragraph" style:parent-style-name="Standard">
      <style:text-properties fo:color="#000000" style:font-name="Liberation Serif" fo:font-size="12pt" fo:font-weight="normal" officeooo:rsid="00710678" style:font-size-asian="12pt" style:font-weight-asian="normal" style:font-size-complex="12pt" style:font-weight-complex="normal"/>
    </style:style>
    <style:style style:name="P47" style:family="paragraph" style:parent-style-name="Heading_20_1">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P48" style:family="paragraph" style:parent-style-name="Heading_20_1">
      <style:text-properties officeooo:rsid="0067acab" officeooo:paragraph-rsid="0067acab"/>
    </style:style>
    <style:style style:name="P49" style:family="paragraph" style:parent-style-name="Heading_20_2">
      <style:paragraph-properties fo:break-before="page"/>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style:style>
    <style:style style:name="T16" style:family="text">
      <style:text-properties fo:font-variant="normal" fo:text-transform="none" fo:color="#212121" style:font-name="Liberation Serif" fo:font-size="12pt" fo:letter-spacing="normal" fo:font-style="normal" fo:font-weight="normal" officeooo:rsid="0033431b"/>
    </style:style>
    <style:style style:name="T17" style:family="text">
      <style:text-properties fo:font-variant="normal" fo:text-transform="none" fo:color="#212121" style:font-name="Liberation Serif" fo:font-size="12pt" fo:letter-spacing="normal" fo:font-style="normal" fo:font-weight="normal" officeooo:rsid="005266a8"/>
    </style:style>
    <style:style style:name="T18" style:family="text">
      <style:text-properties fo:font-variant="normal" fo:text-transform="none" fo:color="#212121" style:font-name="Liberation Serif" fo:font-size="12pt" fo:letter-spacing="normal" fo:font-style="normal" fo:font-weight="normal" officeooo:rsid="0063414d"/>
    </style:style>
    <style:style style:name="T19" style:family="text">
      <style:text-properties fo:font-variant="normal" fo:text-transform="none" fo:color="#212121" fo:letter-spacing="normal" fo:language="en" fo:country="US" fo:font-style="normal"/>
    </style:style>
    <style:style style:name="T20" style:family="text">
      <style:text-properties fo:font-variant="normal" fo:text-transform="none" fo:color="#212121" fo:letter-spacing="normal" fo:language="en" fo:country="US" fo:font-style="normal" officeooo:rsid="004f2f23"/>
    </style:style>
    <style:style style:name="T21" style:family="text">
      <style:text-properties style:font-name="Liberation Serif" officeooo:rsid="0033431b"/>
    </style:style>
    <style:style style:name="T22" style:family="text">
      <style:text-properties officeooo:rsid="0036820c"/>
    </style:style>
    <style:style style:name="T23" style:family="text">
      <style:text-properties officeooo:rsid="003852a5"/>
    </style:style>
    <style:style style:name="T24" style:family="text">
      <style:text-properties officeooo:rsid="003e00d4"/>
    </style:style>
    <style:style style:name="T25" style:family="text">
      <style:text-properties fo:font-weight="bold" style:font-weight-asian="bold" style:font-weight-complex="bold"/>
    </style:style>
    <style:style style:name="T26" style:family="text">
      <style:text-properties officeooo:rsid="0044210f"/>
    </style:style>
    <style:style style:name="T27" style:family="text">
      <style:text-properties officeooo:rsid="004bd1af"/>
    </style:style>
    <style:style style:name="T28" style:family="text">
      <style:text-properties officeooo:rsid="00538f78"/>
    </style:style>
    <style:style style:name="T29" style:family="text">
      <style:text-properties officeooo:rsid="00560c4f"/>
    </style:style>
    <style:style style:name="T30" style:family="text">
      <style:text-properties officeooo:rsid="0059fab3"/>
    </style:style>
    <style:style style:name="T31" style:family="text">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T32" style:family="text">
      <style:text-properties style:font-name="Liberation Sans" fo:font-size="16.1000003814697pt" fo:font-weight="bold" officeooo:rsid="003f1df8" style:font-name-asian="Noto Sans CJK SC Regular" style:font-size-asian="16.1000003814697pt" style:font-weight-asian="bold" style:font-name-complex="Lohit Devanagari" style:font-size-complex="16.1000003814697pt" style:font-weight-complex="bold"/>
    </style:style>
    <style:style style:name="T33" style:family="text">
      <style:text-properties officeooo:rsid="0063414d"/>
    </style:style>
    <style:style style:name="T34" style:family="text">
      <style:text-properties officeooo:rsid="0068f4ce"/>
    </style:style>
    <style:style style:name="T35" style:family="text">
      <style:text-properties fo:color="#000000" style:font-name="Liberation Serif" fo:font-size="12pt" fo:background-color="#e8f2fe" loext:char-shading-value="0" style:font-size-asian="12pt" style:font-size-complex="12pt"/>
    </style:style>
    <style:style style:name="T36" style:family="text">
      <style:text-properties style:text-underline-style="solid" style:text-underline-type="double" style:text-underline-width="auto" style:text-underline-color="font-color" fo:font-weight="bold" style:font-weight-asian="bold" style:font-weight-complex="bold"/>
    </style:style>
    <style:style style:name="T37" style:family="text">
      <style:text-properties officeooo:rsid="006c5408"/>
    </style:style>
    <style:style style:name="T38" style:family="text">
      <style:text-properties officeooo:rsid="006df1fd"/>
    </style:style>
    <style:style style:name="T39" style:family="text">
      <style:text-properties officeooo:rsid="006fc417"/>
    </style:style>
    <style:style style:name="T40" style:family="text">
      <style:text-properties fo:font-weight="normal" style:font-weight-asian="normal" style:font-weight-complex="normal"/>
    </style:style>
    <style:style style:name="T41" style:family="text">
      <style:text-properties fo:font-weight="normal" officeooo:rsid="00710678" style:font-weight-asian="normal" style:font-weight-complex="normal"/>
    </style:style>
    <style:style style:name="T42" style:family="text">
      <style:text-properties fo:font-weight="normal" officeooo:rsid="0072d772"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officeooo:rsid="00771f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2607696397" text:style-name="L1">
        <text:list-item>
          <text:list>
            <text:list-item>
              <text:p text:style-name="P35">RabbitMQ – A fronte di un evento il microservizio invia un messaggio a un Exchange (topic) legato a una chiave key.* che si occuperà di comunicare il Payload (JSon) al servizio in ascolto.</text:p>
            </text:list-item>
            <text:list-item>
              <text:p text:style-name="P36">AMQP – struttura:</text:p>
              <text:list>
                <text:list-item>
                  <text:p text:style-name="P37">Message – L’informazione che deve essere spedita</text:p>
                </text:list-item>
                <text:list-item>
                  <text:p text:style-name="P36">Exchange – <text:span text:style-name="T6">Scambiatore di messaggi (tipo </text:span>la posta<text:span text:style-name="T6">)</text:span></text:p>
                </text:list-item>
                <text:list-item>
                  <text:p text:style-name="P38">Queue – coda dove l’exchange manda i messaggi (la destinazione della cartolina)</text:p>
                </text:list-item>
                <text:list-item>
                  <text:p text:style-name="P38">Binding – la strada <text:span text:style-name="T5">che deve percorre il messaggio dall’exchange al consumer</text:span></text:p>
                </text:list-item>
                <text:list-item>
                  <text:p text:style-name="P38">Producer – <text:span text:style-name="T4">è colui che spedisce il message</text:span></text:p>
                </text:list-item>
                <text:list-item>
                  <text:p text:style-name="P39">Consumer – il destinatario del messaggio</text:p>
                </text:list-item>
              </text:list>
            </text:list-item>
          </text:list>
        </text:list-item>
      </text:list>
      <text:p text:style-name="P8"/>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231637300284965" text:continue-list="list2607696397" text:style-name="L1">
        <text:list-item>
          <text:list>
            <text:list-item text:start-value="1">
              <text:p text:style-name="P40">I Service Discovery Tools svolgono il compito di <text:span text:style-name="T8">mettere in comunicazione i microservizi evitando l’hard coding degli end-point nel codice.</text:span></text:p>
              <text:p text:style-name="P35"><text:span text:style-name="T8">I principali Service Discovery Tools sono </text:span>Eureka/Consul/Etcd.. <text:span text:style-name="T8">che si occupano di scoprire i servizi/microservizi/app tramite il seguente pattern strutturale</text:span>:</text:p>
              <text:list>
                <text:list-item>
                  <text:p text:style-name="P35">Serivice Registry – <text:span text:style-name="T3">Tiene traccia di tutte le istanze dei servizi e i loro nomi</text:span></text:p>
                </text:list-item>
                <text:list-item>
                  <text:p text:style-name="P41">Register Agent – Fornisce le configurazioni dei servizi</text:p>
                </text:list-item>
                <text:list-item>
                  <text:p text:style-name="P42">Service Discovery Client – Contatta il registry (registro) per conoscere l’alias del servizio</text:p>
                </text:list-item>
              </text:list>
            </text:list-item>
            <text:list-item>
              <text:p text:style-name="P34"><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43">L’Alias nome di default del servizio</text:p>
            </text:list-item>
            <text:list-item>
              <text:p text:style-name="P43"><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p text:style-name="P9"/>
      <text:p text:style-name="P16"><text:bookmark text:name="tw-target-text1"/>Comunicazione server / client di Eureka</text:p>
      <text:p text:style-name="P10"><text:bookmark text:name="tw-target-text2"/>Ogni microservizio si registra <text:span text:style-name="T30">sul</text:span> server Eureka quando viene riavviato,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p text:style-name="Text_20_body"/>
      <text:h text:style-name="P49" text:outline-level="2">Load Balancing:</text:h>
      <text:p text:style-name="P2"><text:a xlink:type="simple" xlink:href="https://it.wikipedia.org/wiki/Load_balancing" text:style-name="Internet_20_link" text:visited-style-name="Visited_20_Internet_20_Link">https://it.wikipedia.org/wiki/Load_balancing</text:a></text:p>
      <text:list xml:id="list22963438" text:style-name="L2">
        <text:list-item>
          <text:list>
            <text:list-item>
              <text:p text:style-name="P18"><text:span text:style-name="T14">Per gestire il carico si utilizza Ribbon che è </text:span><text:span text:style-name="T16">bilanciamento del carico lato client integrato con Eureka.</text:span><text:span text:style-name="T21"> </text:span><text:line-break/>Se creiamo due istanze di microservice di moltiplicazione, entrambi si registreranno in Eureka con lo stesso <text:span text:style-name="T22">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23">è l’istanza che</text:span> dovrebbe essere chiamata.</text:p>
            </text:list-item>
            <text:list-item>
              <text:p text:style-name="P19">Ribbon usa Round-Robin balancing di default</text:p>
            </text:list-item>
          </text:list>
        </text:list-item>
      </text:list>
      <text:h text:style-name="P47" text:outline-level="1">RIBBON:</text:h>
      <text:p text:style-name="P7"><text:span text:style-name="T44">Per rendere disponibile </text:span>Ribbon nel nostro servizio Gateway non dobbiamo fare nient'altro. <text:span text:style-name="T44">Ribbon</text:span> viene fornito di default con Eureka e viene configurato automaticamente da Spring Boot. Aggiungeremo alcune configurazioni extra più avanti in questa sottosezione per sovrascrivere le impostazioni predefinite, ma, per ora, giochiamo un po 'con la configurazione standard.</text:p>
      <text:h text:style-name="Heading_20_1" text:outline-level="1"><text:span text:style-name="T31">Routing </text:span><text:span text:style-name="T32">G</text:span><text:span text:style-name="T31">ateway API - </text:span><text:span text:style-name="T32">Zuul</text:span><text:span text:style-name="T31">:</text:span></text:h>
      <text:p text:style-name="P4"><text:a xlink:type="simple" xlink:href="https://github.com/Netflix/zuul/wiki" text:style-name="Internet_20_link" text:visited-style-name="Visited_20_Internet_20_Link">https://github.com/Netflix/zuul/wiki</text:a></text:p>
      <text:list xml:id="list2681971687" text:style-name="L3">
        <text:list-item>
          <text:p text:style-name="P33">Il nostro <text:span text:style-name="T25">client web</text:span> è in esecuzione su un browser: è chiaro che non può eseguire alcun client di individuazione dei servizi né occuparsi del bilanciamento del carico. </text:p>
          <text:p text:style-name="P33">Abbiamo bisogno di un pezzo in più per collegarlo ai microservizi che vivono nel back-end, senza perdere le capacità di bilanciamento del carico.</text:p>
        </text:list-item>
        <text:list-item>
          <text:p text:style-name="P33">Attività come l'autenticazione, il controllo delle versioni dell'API o qualsiasi filtro di richieste in generale, <text:span text:style-name="T24">non calzano nel nostro scenario distribuito:</text:span></text:p>
          <text:p text:style-name="P33">È necessario un punto di controllo centralizzato per le nostre API di sistema (endpoint REST <text:s/><text:span text:style-name="T24">per</text:span> moltiplicazione e gamification).</text:p>
        </text:list-item>
        <text:list-item>
          <text:p text:style-name="P33">Le nostre API REST seguono l'architettura del sistema, rendendo così i nostri consumatori dipendenti da esso.</text:p>
        </text:list-item>
      </text:list>
      <text:h text:style-name="Heading_20_1" text:outline-level="1">Zuul:</text:h>
      <text:p text:style-name="P3"><text:a xlink:type="simple" xlink:href="https://github.com/Netflix/zuul/wiki" text:style-name="Internet_20_link" text:visited-style-name="Visited_20_Internet_20_Link">https://github.com/Netflix/zuul/wiki</text:a></text:p>
      <text:list xml:id="list772100167" text:style-name="L4">
        <text:list-item>
          <text:list>
            <text:list-item>
              <text:p text:style-name="P20">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26">in</text:span> fronte al nostro sistema, i nostri <text:soft-page-break/>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21">Zuul si occuperà di indirizzare vs l’URL risolto, quello che vogliamo ottenere è avere URL come: </text:p>
              <text:list>
                <text:list-item>
                  <text:p text:style-name="P21"><text:a xlink:type="simple" xlink:href="http://application/leaders" text:style-name="Internet_20_link" text:visited-style-name="Visited_20_Internet_20_Link">http://application/leaders</text:a> </text:p>
                  <text:p text:style-name="P21"><text:a xlink:type="simple" xlink:href="http://application/results" text:style-name="Internet_20_link" text:visited-style-name="Visited_20_Internet_20_Link">http://application/results</text:a><text:line-break/>(architettura-agnostica), </text:p>
                </text:list-item>
                <text:list-item>
                  <text:p text:style-name="P22"><text:span text:style-name="T28">I</text:span>nvece di avere </text:p>
                  <text:p text:style-name="P22">http://gamification/leaders </text:p>
                  <text:p text:style-name="P22"><text:a xlink:type="simple" xlink:href="http://moltiplicazione/risultati" text:style-name="Internet_20_link" text:visited-style-name="Visited_20_Internet_20_Link">http://moltiplicazione/risultati</text:a>.</text:p>
                </text:list-item>
              </text:list>
            </text:list-item>
          </text:list>
        </text:list-item>
      </text:list>
      <text:h text:style-name="P48" text:outline-level="1">Porte/Servizi</text:h>
      <text:p text:style-name="P6"/>
      <text:list xml:id="list3820522844" text:style-name="L5">
        <text:list-item>
          <text:p text:style-name="P23">Multiplication: 8080</text:p>
        </text:list-item>
        <text:list-item>
          <text:p text:style-name="P23">Gamification: 8081</text:p>
        </text:list-item>
        <text:list-item>
          <text:p text:style-name="P23">Gat<text:span text:style-name="T34">e</text:span>way Zuul: 8000</text:p>
        </text:list-item>
        <text:list-item>
          <text:p text:style-name="P24">Service Discovery Tool Eureka: <text:span text:style-name="T35">8761</text:span></text:p>
        </text:list-item>
      </text:list>
      <text:p text:style-name="P25"/>
      <text:h text:style-name="Heading_20_1" text:outline-level="1">Databases <text:span text:style-name="T37">&amp;</text:span> Stateless Services</text:h>
      <text:p text:style-name="Text_20_body"/>
      <text:list xml:id="list1849493533" text:style-name="L6">
        <text:list-item>
          <text:p text:style-name="P26">I servizi sono stateless, non hanno conoscenza del proprio stato e quindi non <text:span text:style-name="T38">dovrebbero salvare i dati in memoria.</text:span></text:p>
          <text:p text:style-name="P27">D’altra parte c’è la necessità di avere una affinità di contesto, tutte le request di uno stesso utente devono finire nell’istanza dello stesso servizio.</text:p>
        </text:list-item>
        <text:list-item>
          <text:p text:style-name="P28">I database servono a salvare lo stato <text:span text:style-name="T39">dei servizi</text:span>.</text:p>
          <text:p text:style-name="P28">Ogni servizio deve <text:span text:style-name="T39">salvare i propri dati nello stesso Database.</text:span></text:p>
        </text:list-item>
        <text:list-item>
          <text:p text:style-name="P29">H2: <text:span text:style-name="T42">L</text:span><text:span text:style-name="T40">avora anche in SERVER_MODE, impostando la seguente propietà:</text:span></text:p>
          <text:p text:style-name="P29"><text:span text:style-name="T40">SERVER_MODE=</text:span><text:span text:style-name="T41">TRUE.</text:span></text:p>
          <text:p text:style-name="P44"># Creates the database in a file inside project with .</text:p>
          <text:p text:style-name="P45"><text:span text:style-name="T43">spring.datasource.url</text:span>=jdbc:h2:./DB/gamification;DB_CLOSE_ON_EXIT=FALSE;<text:span text:style-name="T41">AUTO_SERVER=TRUE</text:span></text:p>
        </text:list-item>
      </text:list>
      <text:p text:style-name="P46"/>
      <text:p text:style-name="P17"><text:span text:style-name="T20">Zuul - </text:span><text:span text:style-name="T19">Normalization of http addresses:</text:span></text:p>
      <text:p text:style-name="P15"/>
      <text:p text:style-name="P5">multiplication-client.js:</text:p>
      <text:p text:style-name="P5">http://localhost:8000/api/multiplications/**<text:tab/><text:tab/>http://localhost:8080/multiplications/**</text:p>
      <text:p text:style-name="P5">http://localhost:8000/api/results/** <text:tab/><text:tab/><text:tab/><text:a xlink:type="simple" xlink:href="http://localhost:8080/results/" text:style-name="Internet_20_link" text:visited-style-name="Visited_20_Internet_20_Link"><text:span text:style-name="T27">h</text:span></text:a><text:a xlink:type="simple" xlink:href="http://localhost:8080/results/" text:style-name="Internet_20_link" text:visited-style-name="Visited_20_Internet_20_Link">ttp://localhost:8080/results/</text:a>** </text:p>
      <text:p text:style-name="P5"/>
      <text:p text:style-name="P5">gamification-client.js:</text:p>
      <text:p text:style-name="P5">http://localhost:8000/api/leaders/**<text:tab/><text:tab/><text:tab/>http://localhost:8081/leaders/**</text:p>
      <text:p text:style-name="P5">http://localhost:8000/api/stats/** <text:tab/><text:tab/><text:tab/><text:a xlink:type="simple" xlink:href="http://localhost:8081/stats/" text:style-name="Internet_20_link" text:visited-style-name="Visited_20_Internet_20_Link">http://localhost:8081/stats/</text:a>**</text:p>
      <text:p text:style-name="P5"/>
      <text:p text:style-name="P11">Con Zuul è possibile inoltrare le richieste alla nostra applicazione in un posto centrale. I consumatori di API non sanno nulla dei nostri microservizi: passano tutti attraverso http: // localhost: 8000. Il passo successivo è includere una classe <text:span text:style-name="T36">WebConfiguration che abilita CORS</text:span> anche per il progetto gateway (come abbiamo fatto per i microservizi di moltiplicazione e gamification). Questo è necessario anche qui per lo stesso motivo: frontend, gateway e microservizi si trovano a origini diverse (numeri di porta nel nostro caso). </text:p>
      <text:p text:style-name="P11">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text:span text:style-name="T29">s</text:span>erivizi:</text:h>
      <text:list xml:id="list2598405217" text:style-name="L7">
        <text:list-item>
          <text:p text:style-name="P31">Esegui il server RabbitMQ (se non è ancora in esecuzione in background)</text:p>
        </text:list-item>
        <text:list-item>
          <text:p text:style-name="P30"><text:span text:style-name="T17">Eseguire il servizio microservice del registro servizi - </text:span><text:span text:style-name="T18">EUREKA</text:span><text:span text:style-name="T17">.</text:span></text:p>
        </text:list-item>
        <text:list-item>
          <text:p text:style-name="P31">Eseguire il microservice gateway - <text:span text:style-name="T33">ZUUL</text:span>.</text:p>
        </text:list-item>
        <text:list-item>
          <text:p text:style-name="P32">Eseguire il microservice di moltiplicazione.</text:p>
        </text:list-item>
        <text:list-item>
          <text:p text:style-name="P32">Esegui il microservice di gamification.</text:p>
        </text:list-item>
        <text:list-item>
          <text:p text:style-name="P32">Eseguire il server Web Jetty dalla cartella radice del tuo ui.</text:p>
          <text:p text:style-name="P32"/>
        </text:list-item>
      </text:list>
      <text:p text:style-name="P13"><text:span text:style-name="T17">M</text:span><text:span text:style-name="T15">odi per eseguire l’app</text:span></text:p>
      <text:p text:style-name="P12"><text:span text:style-name="T17">R</text:span><text:span text:style-name="T15">un da STS </text:span></text:p>
      <text:p text:style-name="P14">mvnw spring-boot:run </text:p>
      <text:p text:style-name="P14">mvn package/java -jar [resulting-artifact-name.j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2-12T23:16:35.370324907</dc:date>
    <meta:editing-duration>PT10H13M26S</meta:editing-duration>
    <meta:editing-cycles>77</meta:editing-cycles>
    <meta:generator>LibreOffice/6.0.7.3$Linux_X86_64 LibreOffice_project/00m0$Build-3</meta:generator>
    <meta:document-statistic meta:table-count="0" meta:image-count="0" meta:object-count="0" meta:page-count="4" meta:paragraph-count="78" meta:word-count="1086" meta:character-count="7937" meta:non-whitespace-character-count="6932"/>
  </office:meta>
</office:document-meta>
</file>